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diagonal-bl-tr="none" fo:border="0.74pt solid #000000"/>
    </style:style>
    <style:style style:name="ce2" style:family="table-cell" style:parent-style-name="Default">
      <style:table-cell-properties fo:background-color="#ffb66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ce color hsl</text:p>
          </table:table-cell>
          <table:table-cell office:value-type="string" calcext:value-type="string">
            <text:p>back color hsl</text:p>
          </table:table-cell>
        </table:table-row>
      </table:table>
      <table:table table:name="dark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id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n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um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ow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07:10:58.560490079</meta:creation-date>
    <dc:date>2021-01-02T07:54:47.694760394</dc:date>
    <meta:editing-duration>PT43M44S</meta:editing-duration>
    <meta:editing-cycles>22</meta:editing-cycles>
    <meta:generator>LibreOffice/6.4.6.2$Linux_X86_64 LibreOffice_project/40$Build-2</meta:generator>
    <meta:document-statistic meta:table-count="6" meta:cell-count="302" meta:object-count="0"/>
  </office:meta>
</office:document-meta>
</file>